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3.230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font-name="arial" fo:font-size="11pt" style:font-name-asian="宋体" style:font-size-asian="11pt" style:font-name-complex="arial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odulAdapterMag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OM Modul Adapter Magnet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number-columns-repeated="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niDimm_06_244_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_Dimm_244</text:p>
          </table:table-cell>
          <table:table-cell table:style-name="ce5" office:value-type="string" calcext:value-type="string">
            <text:p>87918-0301 </text:p>
          </table:table-cell>
          <table:table-cell office:value-type="string" calcext:value-type="string">
            <text:p>538-87918-0301</text:p>
          </table:table-cell>
          <table:table-cell/>
          <table:table-cell table:formula="of:=[.D6]*[.$I$3]" office:value-type="float" office:value="16" calcext:value-type="float">
            <text:p>16</text:p>
          </table:table-cell>
          <table:table-cell table:formula="of:=[.D6]*[.$J$3]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FC_MOLEX_EASYON_05mm_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4_Female</text:p>
          </table:table-cell>
          <table:table-cell table:style-name="ce5" office:value-type="string" calcext:value-type="string">
            <text:p>505278-2433 </text:p>
          </table:table-cell>
          <table:table-cell office:value-type="string" calcext:value-type="string">
            <text:p>538-505278-2433 </text:p>
          </table:table-cell>
          <table:table-cell/>
          <table:table-cell table:formula="of:=[.D7]*[.$I$3]" office:value-type="float" office:value="16" calcext:value-type="float">
            <text:p>16</text:p>
          </table:table-cell>
          <table:table-cell table:formula="of:=[.D7]*[.$J$3]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-VQFN16-0303-0.50-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8H660FTG</text:p>
          </table:table-cell>
          <table:table-cell office:value-type="string" calcext:value-type="string">
            <text:p>757-TC78H660FTGEL </text:p>
          </table:table-cell>
          <table:table-cell table:number-columns-repeated="2"/>
          <table:table-cell table:formula="of:=[.D9]*[.$I$3]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20_5.3x7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08_SS</text:p>
          </table:table-cell>
          <table:table-cell office:value-type="string" calcext:value-type="string">
            <text:p>579-MCP23008-E/SS</text:p>
          </table:table-cell>
          <table:table-cell table:number-columns-repeated="2"/>
          <table:table-cell table:formula="of:=[.D10]*[.$I$3]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,U2</text:p>
          </table:table-cell>
          <table:table-cell office:value-type="string" calcext:value-type="string">
            <text:p>PQFP-80_14x20mm_Pitch0.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V507</text:p>
          </table:table-cell>
          <table:table-cell office:value-type="string" calcext:value-type="string">
            <text:p>689-HV507PG-G </text:p>
          </table:table-cell>
          <table:table-cell table:number-columns-repeated="2"/>
          <table:table-cell table:formula="of:=[.D11]*[.$I$3]" office:value-type="float" office:value="32" calcext:value-type="float">
            <text:p>32</text:p>
          </table:table-cell>
          <table:table-cell table:formula="of:=[.D11]*[.$J$3]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,C4,C12,C1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603-CC603KRX7R8BB104 </text:p>
          </table:table-cell>
          <table:table-cell table:number-columns-repeated="2"/>
          <table:table-cell table:formula="of:=[.D13]*[.$I$3]" office:value-type="float" office:value="64" calcext:value-type="float">
            <text:p>64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1-GRM188R61A106ME9D</text:p>
          </table:table-cell>
          <table:table-cell table:number-columns-repeated="2"/>
          <table:table-cell table:formula="of:=[.D14]*[.$I$3]" office:value-type="float" office:value="16" calcext:value-type="float">
            <text:p>1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3,C5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80-C0603C223K5R</text:p>
          </table:table-cell>
          <table:table-cell table:number-columns-repeated="2"/>
          <table:table-cell table:formula="of:=[.D15]*[.$I$3]" office:value-type="float" office:value="32" calcext:value-type="float">
            <text:p>3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/>
            <text:p>603-RC0603FR-07100KL </text:p>
          </table:table-cell>
          <table:table-cell table:number-columns-repeated="2"/>
          <table:table-cell table:formula="of:=[.D17]*[.$I$3]" office:value-type="float" office:value="16" calcext:value-type="float">
            <text:p>1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603-RC0603FR-0747KL</text:p>
          </table:table-cell>
          <table:table-cell table:number-columns-repeated="2"/>
          <table:table-cell table:formula="of:=[.D18]*[.$I$3]" office:value-type="float" office:value="16" calcext:value-type="float">
            <text:p>1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7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603-RC0603FR-074K7L </text:p>
          </table:table-cell>
          <table:table-cell table:number-columns-repeated="2"/>
          <table:table-cell table:formula="of:=[.D19]*[.$I$3]" office:value-type="float" office:value="32" calcext:value-type="float">
            <text:p>3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5,R6,R8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603-RC0603FR-0710KL </text:p>
          </table:table-cell>
          <table:table-cell table:number-columns-repeated="2"/>
          <table:table-cell table:formula="of:=[.D20]*[.$I$3]" office:value-type="float" office:value="64" calcext:value-type="float">
            <text:p>6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GreaMotor6mm_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 stage</text:p>
          </table:table-cell>
          <table:table-cell table:formula="of:=[.D22]*[.$I$3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reaMotor6mm_Magnet_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office:value-type="string" calcext:value-type="string">
            <text:p>Type Model NFP609-136-0675</text:p>
          </table:table-cell>
          <table:table-cell table:number-columns-repeated="2"/>
          <table:table-cell table:formula="of:=[.D23]*[.$I$3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tandard Shaf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U HAORA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https://nfpshop.com/shop" xlink:type="simple">https://nfpshop.com/shop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g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03-02-N</text:p>
          </table:table-cell>
          <table:table-cell office:value-type="string" calcext:value-type="string">
            <text:p>Supermagnete.ch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12:31:38.195484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7T12:51:55.125616311</dc:date>
    <meta:editing-duration>PT2H23M20S</meta:editing-duration>
    <meta:editing-cycles>9</meta:editing-cycles>
    <meta:generator>LibreOffice/6.4.7.2$Linux_X86_64 LibreOffice_project/40$Build-2</meta:generator>
    <meta:document-statistic meta:table-count="1" meta:cell-count="133" meta:object-count="0"/>
  </office:meta>
</office:document-meta>
</file>